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VersionList.xml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1.272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999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1.289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535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218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2.176cm"/>
    </style:style>
    <style:style style:name="gr1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4.045cm"/>
    </style:style>
    <style:style style:name="gr1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833cm"/>
    </style:style>
    <style:style style:name="gr2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2.9cm"/>
    </style:style>
    <style:style style:name="gr2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4.544cm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2.1cm"/>
    </style:style>
    <style:style style:name="gr2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655cm"/>
    </style:style>
    <style:style style:name="gr2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  <style:text-properties fo:font-family="'Nimbus Roman No9 L'" style:font-family-generic="roman" style:font-pitch="variable" fo:font-size="14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14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14pt" fo:font-weight="normal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Nimbus Roman No9 L'" style:font-family-generic="roman" style:font-pitch="variable" fo:font-size="14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Nimbus Roman No9 L'" style:font-family-generic="roman" style:font-pitch="variable" fo:font-size="14pt" fo:font-style="normal" fo:font-weight="bold" style:font-size-asian="18pt" style:font-size-complex="18pt"/>
    </style:style>
    <style:style style:name="T2" style:family="text">
      <style:text-properties fo:font-family="'Nimbus Roman No9 L'" style:font-family-generic="roman" style:font-pitch="variable" fo:font-size="14pt" style:font-size-asian="18pt" style:font-size-complex="18pt"/>
    </style:style>
    <style:style style:name="T3" style:family="text">
      <style:text-properties fo:font-family="'Nimbus Roman No9 L'" style:font-family-generic="roman" style:font-pitch="variable" fo:font-size="14pt" fo:font-style="italic" style:font-size-asian="18pt" style:font-size-complex="18pt"/>
    </style:style>
    <style:style style:name="T4" style:family="text">
      <style:text-properties style:text-position="0% 100%" fo:font-family="'Nimbus Roman No9 L'" style:font-family-generic="roman" style:font-pitch="variable" fo:font-size="14pt" style:font-size-asian="18pt" style:font-size-complex="18pt"/>
    </style:style>
    <style:style style:name="T5" style:family="text">
      <style:text-properties style:text-position="0% 100%" fo:font-family="'Nimbus Roman No9 L'" style:font-family-generic="roman" style:font-pitch="variable" fo:font-size="14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13.5cm" svg:x2="10cm" svg:y2="12cm">
          <text:p text:style-name="P5"/>
        </draw:line>
        <draw:rect draw:style-name="gr2" draw:text-style-name="P3" draw:id="id1" draw:layer="layout" svg:width="2cm" svg:height="2cm" svg:x="7.5cm" svg:y="11.8cm">
          <text:p text:style-name="P2"><text:span text:style-name="T1">h</text:span><text:span text:style-name="T2">(</text:span><text:span text:style-name="T3">n</text:span><text:span text:style-name="T2">)</text:span></text:p>
        </draw:rect>
        <draw:circle draw:style-name="gr3" draw:text-style-name="P3" draw:id="id3" draw:layer="layout" svg:width="1cm" svg:height="1cm" svg:x="13.6cm" svg:y="15cm">
          <text:p text:style-name="P2"><text:span text:style-name="T2">+</text:span></text:p>
        </draw:circle>
        <draw:circle draw:style-name="gr4" draw:text-style-name="P4" draw:id="id2" draw:layer="layout" svg:width="1cm" svg:height="1cm" svg:x="8cm" svg:y="15cm">
          <text:p text:style-name="P5"/>
        </draw:circle>
        <draw:connector draw:style-name="gr1" draw:text-style-name="P1" draw:layer="layout" svg:x1="8.5cm" svg:y1="13.8cm" svg:x2="8.5cm" svg:y2="15cm" draw:start-shape="id1" draw:start-glue-point="2" draw:end-shape="id2" draw:end-glue-point="0">
          <text:p text:style-name="P5"/>
        </draw:connector>
        <draw:connector draw:style-name="gr1" draw:text-style-name="P1" draw:layer="layout" svg:x1="13.6cm" svg:y1="15.5cm" svg:x2="9cm" svg:y2="15.5cm" draw:start-shape="id3" draw:start-glue-point="3" draw:end-shape="id2" draw:end-glue-point="1">
          <text:p text:style-name="P5"/>
        </draw:connector>
        <draw:rect draw:style-name="gr3" draw:text-style-name="P3" draw:id="id4" draw:layer="layout" svg:width="2cm" svg:height="2cm" svg:x="13.1cm" svg:y="11.8cm">
          <text:p text:style-name="P2"><text:span text:style-name="T1">h</text:span><text:span text:style-name="T4">(</text:span><text:span text:style-name="T5">n</text:span><text:span text:style-name="T4">)</text:span></text:p>
        </draw:rect>
        <draw:connector draw:style-name="gr1" draw:text-style-name="P1" draw:layer="layout" svg:x1="14.1cm" svg:y1="13.8cm" svg:x2="14.1cm" svg:y2="15cm" draw:start-shape="id4" draw:start-glue-point="2" draw:end-shape="id3" draw:end-glue-point="0">
          <text:p text:style-name="P5"/>
        </draw:connector>
        <draw:rect draw:style-name="gr5" draw:text-style-name="P1" draw:id="id6" draw:layer="layout" svg:width="0.5cm" svg:height="1cm" svg:x="5.1cm" svg:y="10.1cm">
          <text:p text:style-name="P5"/>
        </draw:rect>
        <draw:rect draw:style-name="gr5" draw:text-style-name="P1" draw:id="id5" draw:layer="layout" svg:width="0.5cm" svg:height="1cm" svg:x="5.4cm" svg:y="15cm">
          <text:p text:style-name="P5"/>
        </draw:rect>
        <draw:connector draw:style-name="gr1" draw:text-style-name="P1" draw:layer="layout" svg:x1="8cm" svg:y1="15.5cm" svg:x2="5.9cm" svg:y2="15.5cm" draw:start-shape="id2" draw:start-glue-point="3" draw:end-shape="id5" draw:end-glue-point="1">
          <text:p text:style-name="P5"/>
        </draw:connector>
        <draw:connector draw:style-name="gr1" draw:text-style-name="P1" draw:layer="layout" svg:x1="5.6cm" svg:y1="10.6cm" svg:x2="8.5cm" svg:y2="11.8cm" draw:start-shape="id6" draw:start-glue-point="1" draw:end-shape="id1" draw:end-glue-point="0">
          <text:p text:style-name="P5"/>
        </draw:connector>
        <draw:connector draw:style-name="gr1" draw:text-style-name="P1" draw:layer="layout" svg:x1="15.9cm" svg:y1="15.5cm" svg:x2="14.6cm" svg:y2="15.5cm" draw:start-shape="id7" draw:start-glue-point="3" draw:end-shape="id3" draw:end-glue-point="1">
          <text:p text:style-name="P5"/>
        </draw:connector>
        <draw:connector draw:style-name="gr6" draw:text-style-name="P1" draw:layer="layout" svg:x1="5.6cm" svg:y1="10.6cm" svg:x2="14.1cm" svg:y2="11.8cm" draw:start-shape="id6" draw:start-glue-point="1" draw:end-shape="id4" draw:end-glue-point="0">
          <text:p text:style-name="P5"/>
        </draw:connector>
        <draw:line draw:style-name="gr7" draw:text-style-name="P1" draw:layer="layout" svg:x1="7cm" svg:y1="15.5cm" svg:x2="7cm" svg:y2="13.5cm">
          <text:p text:style-name="P5"/>
        </draw:line>
        <draw:frame draw:style-name="gr8" draw:text-style-name="P6" draw:layer="layout" svg:width="1.772cm" svg:height="0.852cm" svg:x="15.901cm" svg:y="14.957cm">
          <draw:text-box>
            <text:p text:style-name="P5"><text:span text:style-name="T3">v</text:span><text:span text:style-name="T2">(</text:span><text:span text:style-name="T3">n</text:span><text:span text:style-name="T2">)</text:span></text:p>
          </draw:text-box>
        </draw:frame>
        <draw:frame draw:style-name="gr9" draw:text-style-name="P6" draw:layer="layout" svg:width="1.499cm" svg:height="0.852cm" svg:x="9.501cm" svg:y="14.7cm">
          <draw:text-box>
            <text:p text:style-name="P5"><text:span text:style-name="T3">d</text:span><text:span text:style-name="T2">(</text:span><text:span text:style-name="T3">n</text:span><text:span text:style-name="T2">)</text:span></text:p>
          </draw:text-box>
        </draw:frame>
        <draw:frame draw:style-name="gr8" draw:text-style-name="P6" draw:layer="layout" svg:width="1.772cm" svg:height="0.852cm" svg:x="4.301cm" svg:y="10.157cm">
          <draw:text-box>
            <text:p text:style-name="P5"><text:span text:style-name="T3">x</text:span><text:span text:style-name="T2">(</text:span><text:span text:style-name="T3">n</text:span><text:span text:style-name="T2">)</text:span></text:p>
          </draw:text-box>
        </draw:frame>
        <draw:frame draw:style-name="gr10" draw:text-style-name="P6" draw:layer="layout" svg:width="1.789cm" svg:height="0.852cm" svg:x="4.675cm" svg:y="15.1cm">
          <draw:text-box>
            <text:p text:style-name="P5"><text:span text:style-name="T3">e</text:span><text:span text:style-name="T2">(</text:span><text:span text:style-name="T3">n</text:span><text:span text:style-name="T2">)</text:span></text:p>
          </draw:text-box>
        </draw:frame>
        <draw:frame draw:style-name="gr11" draw:text-style-name="P6" draw:layer="layout" svg:width="1.035cm" svg:height="0.852cm" svg:x="8.7cm" svg:y="15.381cm">
          <draw:text-box>
            <text:p text:style-name="P5"><text:span text:style-name="T2">+</text:span></text:p>
          </draw:text-box>
        </draw:frame>
        <draw:frame draw:style-name="gr12" draw:text-style-name="P6" draw:layer="layout" svg:width="0.718cm" svg:height="0.852cm" svg:x="8.593cm" svg:y="14.457cm">
          <draw:text-box>
            <text:p text:style-name="P5"><text:span text:style-name="T2">-</text:span></text:p>
          </draw:text-box>
        </draw:frame>
        <draw:circle draw:style-name="gr5" draw:text-style-name="P1" draw:id="id7" draw:layer="layout" svg:width="1cm" svg:height="1cm" svg:x="15.9cm" svg:y="15cm">
          <text:p text:style-name="P5"/>
        </draw:circle>
        <draw:frame draw:style-name="gr11" draw:text-style-name="P6" draw:layer="layout" svg:width="1.035cm" svg:height="0.852cm" svg:x="7.83cm" svg:y="12.12cm">
          <draw:text-box>
            <text:p text:style-name="P5"><text:span text:style-name="T2">^</text:span></text:p>
          </draw:text-box>
        </draw:frame>
        <draw:g>
          <draw:custom-shape draw:style-name="gr13" draw:text-style-name="P7" draw:layer="layout" svg:width="2cm" svg:height="0.5cm" draw:transform="rotate (-1.57341432067378) translate (12.4cm 9.601cm)">
            <text:p text:style-name="P5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4" draw:text-style-name="P7" draw:layer="layout" svg:width="1cm" svg:height="0.5cm" draw:transform="rotate (-1.57341432067378) translate (11.898cm 10.1cm)">
            <text:p text:style-name="P5"/>
          </draw:rect>
        </draw:g>
        <draw:g>
          <draw:circle draw:style-name="gr15" draw:text-style-name="P7" draw:layer="layout" svg:width="1cm" svg:height="1cm" svg:x="11.4cm" svg:y="15cm">
            <text:p text:style-name="P5"/>
          </draw:circle>
          <draw:line draw:style-name="gr16" draw:text-style-name="P7" draw:layer="layout" svg:x1="12.4cm" svg:y1="15cm" svg:x2="12.4cm" svg:y2="16cm">
            <text:p text:style-name="P5"/>
          </draw:line>
        </draw:g>
        <draw:frame draw:style-name="gr17" draw:text-style-name="P3" draw:layer="layout" svg:width="3.677cm" svg:height="1.453cm" svg:x="14.624cm" svg:y="15.565cm">
          <draw:text-box>
            <text:p text:style-name="P2"><text:span text:style-name="T2">near end speech</text:span><text:span text:style-name="T2"><text:line-break/></text:span><text:span text:style-name="T2">and noise</text:span></text:p>
          </draw:text-box>
        </draw:frame>
        <draw:frame draw:style-name="gr18" draw:text-style-name="P6" draw:layer="layout" svg:width="4.545cm" svg:height="0.852cm" svg:x="5.172cm" svg:y="9.757cm">
          <draw:text-box>
            <text:p text:style-name="P5"><text:span text:style-name="T2">far end speech</text:span></text:p>
          </draw:text-box>
        </draw:frame>
        <draw:frame draw:style-name="gr19" draw:text-style-name="P3" draw:layer="layout" svg:width="4.333cm" svg:height="0.852cm" svg:x="10.542cm" svg:y="15.9cm">
          <draw:text-box>
            <text:p text:style-name="P2"><text:span text:style-name="T2">microphone</text:span></text:p>
          </draw:text-box>
        </draw:frame>
        <draw:frame draw:style-name="gr20" draw:text-style-name="P6" draw:layer="layout" svg:width="3.4cm" svg:height="0.852cm" svg:x="15.1cm" svg:y="12.4cm">
          <draw:text-box>
            <text:p text:style-name="P5"><text:span text:style-name="T2">reverberation</text:span></text:p>
          </draw:text-box>
        </draw:frame>
        <draw:frame draw:style-name="gr21" draw:text-style-name="P6" draw:layer="layout" svg:width="5.044cm" svg:height="0.852cm" svg:x="4.3cm" svg:y="12.4cm">
          <draw:text-box>
            <text:p text:style-name="P5"><text:span text:style-name="T2">adaptive filter</text:span></text:p>
          </draw:text-box>
        </draw:frame>
        <draw:frame draw:style-name="gr22" draw:text-style-name="P3" draw:layer="layout" svg:width="2.907cm" svg:height="0.852cm" svg:x="10.5cm" svg:y="8.857cm">
          <draw:text-box>
            <text:p text:style-name="P2"><text:span text:style-name="T2">loudspeaker</text:span></text:p>
          </draw:text-box>
        </draw:frame>
        <draw:frame draw:style-name="gr23" draw:text-style-name="P3" draw:layer="layout" svg:width="4.155cm" svg:height="1.453cm" svg:x="3.9cm" svg:y="15.657cm">
          <draw:text-box>
            <text:p text:style-name="P2"><text:span text:style-name="T2">output</text:span><text:span text:style-name="T2"><text:line-break/></text:span><text:span text:style-name="T2">(to far end)</text:span></text:p>
          </draw:text-box>
        </draw:frame>
        <draw:frame draw:style-name="gr24" draw:text-style-name="P6" draw:layer="layout" svg:width="1.302cm" svg:height="0.852cm" svg:x="8.498cm" svg:y="13.743cm">
          <draw:text-box>
            <text:p text:style-name="P5"><text:span text:style-name="T3">y</text:span><text:span text:style-name="T2">(</text:span><text:span text:style-name="T3">n</text:span><text:span text:style-name="T2">)</text:span></text:p>
          </draw:text-box>
        </draw:frame>
        <draw:frame draw:style-name="gr11" draw:text-style-name="P6" draw:layer="layout" svg:width="1.035cm" svg:height="0.852cm" svg:x="8.498cm" svg:y="13.6cm">
          <draw:text-box>
            <text:p text:style-name="P5"><text:span text:style-name="T2">^</text:span></text:p>
          </draw:text-box>
        </draw:frame>
        <draw:frame draw:style-name="gr24" draw:text-style-name="P6" draw:layer="layout" svg:width="1.302cm" svg:height="0.852cm" svg:x="14.1cm" svg:y="13.7cm">
          <draw:text-box>
            <text:p text:style-name="P5"><text:span text:style-name="T3">y</text:span><text:span text:style-name="T2">(</text:span><text:span text:style-name="T3">n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5-12-02T15:17:44</meta:creation-date>
    <dc:creator>Jean-Marc Valin</dc:creator>
    <dc:date>2007-03-27T22:32:47</dc:date>
    <dc:language>en-US</dc:language>
    <meta:editing-cycles>28</meta:editing-cycles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JM" VL:creator="" dc:date-time="2005-12-09T16:08:52"/>
  <VL:version-entry VL:title="Version2" VL:comment="Times New Roman" VL:creator="" dc:date-time="2005-12-09T16:15:25"/>
</VL:version-list>
</file>